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0.3571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0.3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8"/>
        <table:table-column table:style-name="co1" table:default-cell-style-name="ce3"/>
        <table:table-column table:style-name="co1" table:default-cell-style-name="Default"/>
        <table:table-column table:style-name="co1" table:default-cell-style-name="ce8"/>
        <table:table-column table:style-name="co1" table:default-cell-style-name="ce3"/>
        <table:table-column table:style-name="co1" table:default-cell-style-name="Default"/>
        <table:table-column table:style-name="co1" table:default-cell-style-name="ce8"/>
        <table:table-column table:style-name="co1" table:default-cell-style-name="ce3"/>
        <table:table-column table:style-name="co1" table:default-cell-style-name="Default"/>
        <table:table-column table:style-name="co1" table:default-cell-style-name="ce8"/>
        <table:table-row table:style-name="ro1">
          <table:table-cell/>
          <table:table-cell table:style-name="ce1" office:value-type="string" calcext:value-type="string" table:number-columns-spanned="12" table:number-rows-spanned="1">
            <text:p>Calculations</text:p>
          </table:table-cell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style-name="Default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MILP</text:p>
          </table:table-cell>
          <table:covered-table-cell table:style-name="ce5"/>
          <table:covered-table-cell table:style-name="ce7"/>
          <table:table-cell table:style-name="ce2" office:value-type="string" calcext:value-type="string" table:number-columns-spanned="3" table:number-rows-spanned="1">
            <text:p>QM</text:p>
          </table:table-cell>
          <table:covered-table-cell table:style-name="ce5"/>
          <table:covered-table-cell table:style-name="ce7"/>
          <table:table-cell table:style-name="ce2" office:value-type="string" calcext:value-type="string" table:number-columns-spanned="3" table:number-rows-spanned="1">
            <text:p>Exhaustive</text:p>
          </table:table-cell>
          <table:covered-table-cell table:style-name="ce5"/>
          <table:covered-table-cell table:style-name="ce7"/>
          <table:table-cell table:style-name="ce2" office:value-type="string" calcext:value-type="string" table:number-columns-spanned="3" table:number-rows-spanned="1">
            <text:p>Quick</text:p>
          </table:table-cell>
          <table:covered-table-cell table:style-name="ce5"/>
          <table:covered-table-cell table:style-name="ce7"/>
        </table:table-row>
        <table:table-row table:style-name="ro1">
          <table:table-cell/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Combined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$'milp-charge-cnt'.B2:.B1001])" office:value-type="float" office:value="1.877" calcext:value-type="float">
            <text:p>1.877</text:p>
          </table:table-cell>
          <table:table-cell table:formula="of:=AVERAGE([$'milp-charge-cnt'.C2:.C1001])" office:value-type="float" office:value="0.133" calcext:value-type="float">
            <text:p>0.133</text:p>
          </table:table-cell>
          <table:table-cell table:formula="of:=AVERAGE([$'milp-charge-cnt'.B2:.B1001]; [$'milp-charge-cnt'.C2:.C1001])" office:value-type="float" office:value="1.005" calcext:value-type="float">
            <text:p>1.005</text:p>
          </table:table-cell>
          <table:table-cell table:formula="of:=AVERAGE([$'qm-charge-cnt'.B2:.B1001])" office:value-type="float" office:value="0.788" calcext:value-type="float">
            <text:p>0.788</text:p>
          </table:table-cell>
          <table:table-cell table:formula="of:=AVERAGE([$'qm-charge-cnt'.C2:.C1001])" office:value-type="float" office:value="0.441" calcext:value-type="float">
            <text:p>0.441</text:p>
          </table:table-cell>
          <table:table-cell table:formula="of:=AVERAGE([$'qm-charge-cnt'.B2:.B1001]; [$'qm-charge-cnt'.C2:.C1001])" office:value-type="float" office:value="0.6145" calcext:value-type="float">
            <text:p>0.6145</text:p>
          </table:table-cell>
          <table:table-cell table:formula="of:=AVERAGE([$'sa-exhaustive-charge-cnt'.C2:.C1001])" office:value-type="float" office:value="3.197" calcext:value-type="float">
            <text:p>3.197</text:p>
          </table:table-cell>
          <table:table-cell table:formula="of:=AVERAGE([$'sa-exhaustive-charge-cnt'.D2:.D1001])" office:value-type="float" office:value="0.097" calcext:value-type="float">
            <text:p>0.097</text:p>
          </table:table-cell>
          <table:table-cell table:formula="of:=AVERAGE([$'sa-exhaustive-charge-cnt'.C2:.C1001]; [$'sa-exhaustive-charge-cnt'.D2:.D1001])" office:value-type="float" office:value="1.647" calcext:value-type="float">
            <text:p>1.647</text:p>
          </table:table-cell>
          <table:table-cell table:formula="of:=AVERAGE([$'sa-quick-charge-cnt'.C2:.C1001])" office:value-type="float" office:value="2.457" calcext:value-type="float">
            <text:p>2.457</text:p>
          </table:table-cell>
          <table:table-cell table:formula="of:=AVERAGE([$'sa-quick-charge-cnt'.D2:.D1001])" office:value-type="float" office:value="0.124" calcext:value-type="float">
            <text:p>0.124</text:p>
          </table:table-cell>
          <table:table-cell table:formula="of:=AVERAGE([$'sa-quick-charge-cnt'.B2:.B1001]; [$'sa-quick-charge-cnt'.C2:.C1001])" office:value-type="float" office:value="5.941" calcext:value-type="float">
            <text:p>5.94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COM.MICROSOFT.MINIFS([$'milp-charge-cnt'.B2:.B2002]; [$'milp-charge-cnt'.B2:.B2002]; &quot;&gt;0&quot;)" office:value-type="float" office:value="1" calcext:value-type="float">
            <text:p>1</text:p>
          </table:table-cell>
          <table:table-cell table:formula="of:=COM.MICROSOFT.MINIFS([$'milp-charge-cnt'.C2:.C2002]; [$'milp-charge-cnt'.C2:.C2002]; &quot;&gt;0&quot;)" office:value-type="float" office:value="1" calcext:value-type="float">
            <text:p>1</text:p>
          </table:table-cell>
          <table:table-cell table:formula="of:=COM.MICROSOFT.MINIFS([$'milp-charge-cnt'.B2:.B1002]; [$'milp-charge-cnt'.B2:.B1002]; &quot;&gt;0&quot;; [$'milp-charge-cnt'.C2:.C1002]; &quot;&gt;0&quot;)" office:value-type="float" office:value="1" calcext:value-type="float">
            <text:p>1</text:p>
          </table:table-cell>
          <table:table-cell table:formula="of:=COM.MICROSOFT.MINIFS([$'qm-charge-cnt'.B2:.B2002]; [$'qm-charge-cnt'.B2:.B2002]; &quot;&gt;0&quot;)" office:value-type="float" office:value="1" calcext:value-type="float">
            <text:p>1</text:p>
          </table:table-cell>
          <table:table-cell table:formula="of:=COM.MICROSOFT.MINIFS([$'qm-charge-cnt'.C2:.C2002]; [$'qm-charge-cnt'.C2:.C2002]; &quot;&gt;0&quot;)" office:value-type="float" office:value="1" calcext:value-type="float">
            <text:p>1</text:p>
          </table:table-cell>
          <table:table-cell table:formula="of:=COM.MICROSOFT.MINIFS([$'qm-charge-cnt'.B2:.B1002]; [$'qm-charge-cnt'.B2:.B1002]; &quot;&gt;0&quot;; [$'qm-charge-cnt'.C2:.C1002]; &quot;&gt;0&quot;)" office:value-type="float" office:value="1" calcext:value-type="float">
            <text:p>1</text:p>
          </table:table-cell>
          <table:table-cell table:formula="of:=COM.MICROSOFT.MINIFS([$'sa-exhaustive-charge-cnt'.C2:.C2002]; [$'sa-exhaustive-charge-cnt'.C2:.C2002]; &quot;&gt;0&quot;)" office:value-type="float" office:value="1" calcext:value-type="float">
            <text:p>1</text:p>
          </table:table-cell>
          <table:table-cell table:formula="of:=COM.MICROSOFT.MINIFS([$'sa-exhaustive-charge-cnt'.D2:.D2002]; [$'sa-exhaustive-charge-cnt'.D2:.D2002]; &quot;&gt;0&quot;)" office:value-type="float" office:value="1" calcext:value-type="float">
            <text:p>1</text:p>
          </table:table-cell>
          <table:table-cell table:formula="of:=COM.MICROSOFT.MINIFS([$'sa-exhaustive-charge-cnt'.C2:.C1002]; [$'sa-exhaustive-charge-cnt'.C2:.C1002]; &quot;&gt;0&quot;; [$'sa-exhaustive-charge-cnt'.D2:.D1002]; &quot;&gt;0&quot;)" office:value-type="float" office:value="2" calcext:value-type="float">
            <text:p>2</text:p>
          </table:table-cell>
          <table:table-cell table:formula="of:=COM.MICROSOFT.MINIFS([$'sa-quick-charge-cnt'.C2:.C2002]; [$'sa-quick-charge-cnt'.C2:.C2002]; &quot;&gt;0&quot;)" office:value-type="float" office:value="1" calcext:value-type="float">
            <text:p>1</text:p>
          </table:table-cell>
          <table:table-cell table:formula="of:=COM.MICROSOFT.MINIFS([$'sa-quick-charge-cnt'.D2:.D2002]; [$'sa-quick-charge-cnt'.D2:.D2002]; &quot;&gt;0&quot;)" office:value-type="float" office:value="1" calcext:value-type="float">
            <text:p>1</text:p>
          </table:table-cell>
          <table:table-cell table:formula="of:=COM.MICROSOFT.MINIFS([$'sa-quick-charge-cnt'.C2:.C1002]; [$'sa-quick-charge-cnt'.C2:.C1002]; &quot;&gt;0&quot;; [$'sa-quick-charge-cnt'.D2:.D1002]; &quo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style-name="ce4" table:formula="of:=MAX([$'milp-charge-cnt'.B2:.B1003])" office:value-type="float" office:value="4" calcext:value-type="float">
            <text:p>4</text:p>
          </table:table-cell>
          <table:table-cell table:style-name="ce6" table:formula="of:=MAX([$'milp-charge-cnt'.C2:.C1003])" office:value-type="float" office:value="2" calcext:value-type="float">
            <text:p>2</text:p>
          </table:table-cell>
          <table:table-cell table:style-name="ce9" table:formula="of:=MAX([$'milp-charge-cnt'.B2:.B1003]; [$'milp-charge-cnt'.B2:.B1003])" office:value-type="float" office:value="4" calcext:value-type="float">
            <text:p>4</text:p>
          </table:table-cell>
          <table:table-cell table:style-name="ce4" table:formula="of:=MAX([$'qm-charge-cnt'.B2:.B2003])" office:value-type="float" office:value="2" calcext:value-type="float">
            <text:p>2</text:p>
          </table:table-cell>
          <table:table-cell table:style-name="ce6" table:formula="of:=MAX([$'qm-charge-cnt'.C2:.C2003])" office:value-type="float" office:value="1" calcext:value-type="float">
            <text:p>1</text:p>
          </table:table-cell>
          <table:table-cell table:style-name="ce9" table:formula="of:=MAX([$'qm-charge-cnt'.B2:.B1003]; [$'qm-charge-cnt'.C2:.C1003])" office:value-type="float" office:value="2" calcext:value-type="float">
            <text:p>2</text:p>
          </table:table-cell>
          <table:table-cell table:style-name="ce4" table:formula="of:=MAX([$'sa-exhaustive-charge-cnt'.C2:.C2003])" office:value-type="float" office:value="9" calcext:value-type="float">
            <text:p>9</text:p>
          </table:table-cell>
          <table:table-cell table:style-name="ce6" table:formula="of:=MAX([$'sa-exhaustive-charge-cnt'.D2:.D2003])" office:value-type="float" office:value="1" calcext:value-type="float">
            <text:p>1</text:p>
          </table:table-cell>
          <table:table-cell table:style-name="ce9" table:formula="of:=MAX([$'sa-exhaustive-charge-cnt'.C2:.C1003]; [$'sa-exhaustive-charge-cnt'.D2:.D1003])" office:value-type="float" office:value="9" calcext:value-type="float">
            <text:p>9</text:p>
          </table:table-cell>
          <table:table-cell table:style-name="ce4" table:formula="of:=MAX([$'sa-quick-charge-cnt'.C2:.C2003])" office:value-type="float" office:value="7" calcext:value-type="float">
            <text:p>7</text:p>
          </table:table-cell>
          <table:table-cell table:style-name="ce6" table:formula="of:=MAX([$'sa-quick-charge-cnt'.D2:.D2003])" office:value-type="float" office:value="2" calcext:value-type="float">
            <text:p>2</text:p>
          </table:table-cell>
          <table:table-cell table:style-name="ce9" table:formula="of:=MAX([$'sa-quick-charge-cnt'.C2:.C1003]; [$'sa-quick-charge-cnt'.D2:.D1003])" office:value-type="float" office:value="7" calcext:value-type="float">
            <text:p>7</text:p>
          </table:table-cell>
        </table:table-row>
      </table:table>
      <table:table table:name="milp-charge-cn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isi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qm-charge-cn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isi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sa-exhaustive-charge-cnt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isit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a-quick-charge-cnt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isit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8">00/00/0000</text:date>, <text:time style:data-style-name="N2" text:time-value="07:24:27.2851155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8T07:26:19.952053018</dc:date>
    <meta:editing-duration>PT34M48S</meta:editing-duration>
    <meta:editing-cycles>26</meta:editing-cycles>
    <meta:generator>LibreOffice/24.2.2.2$Linux_X86_64 LibreOffice_project/420$Build-2</meta:generator>
    <meta:document-statistic meta:table-count="5" meta:cell-count="14070" meta:object-count="0"/>
  </office:meta>
</office:document-meta>
</file>